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2cm" svg:y="6.2cm" presentation:class="title" presentation:user-transformed="true">
          <draw:text-box>
            <text:p>Dr. Robot(Neural network based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ntroduction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Dr Robot is a website where you can enter your symptoms and check for the disease</text:p>
              </text:list-item>
              <text:list-item>
                <text:p>It will tell you how to treat the disease</text:p>
              </text:list-item>
              <text:list-item>
                <text:p>And will give you advice how to prevent 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bstract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We use neural network to make the system understand the complexity between symptoms and disease.</text:p>
              </text:list-item>
              <text:list-item>
                <text:p>We also take age, gender,and medical history into consideration</text:p>
              </text:list-item>
              <text:list-item>
                <text:p>And we store all the details about disease in the syste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at we plan to use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Python </text:p>
              </text:list-item>
              <text:list-item>
                <text:p>Tensorflow</text:p>
              </text:list-item>
              <text:list-item>
                <text:p>HTML &amp; javascript</text:p>
              </text:list-item>
              <text:list-item>
                <text:p>OpenCV</text:p>
              </text:list-item>
              <text:list-item>
                <text:p>PH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Neural network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Neural network is like a brain for the system</text:p>
              </text:list-item>
              <text:list-item>
                <text:p>Neural network learn things by considering examples</text:p>
              </text:list-item>
              <text:list-item>
                <text:p>We give a dataset with both input and output</text:p>
              </text:list-item>
              <text:list-item>
                <text:p>The neural network learns the relationship between the input and output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penCV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OpenCV to detect certain patterns</text:p>
              </text:list-item>
              <text:list-item>
                <text:p>And to do image manipulation</text:p>
              </text:list-item>
              <text:list-item>
                <text:p>We use it for patient photos(to detect eye,etc)</text:p>
              </text:list-item>
              <text:list-item>
                <text:p>Then we can use a CNN to classify the photo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eatures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Checking disease</text:p>
              </text:list-item>
              <text:list-item>
                <text:p>Details about the disease</text:p>
              </text:list-item>
              <text:list-item>
                <text:p>Treatment for the disease</text:p>
              </text:list-item>
              <text:list-item>
                <text:p>Whether to meet the doctor or no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1" draw:layer="layout" svg:width="22.5cm" svg:height="2.6cm" svg:x="4.8cm" svg:y="6.2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1:07:37.222226739</meta:creation-date>
    <meta:editing-duration>PT46M27S</meta:editing-duration>
    <meta:editing-cycles>10</meta:editing-cycles>
    <meta:generator>LibreOffice/6.0.6.2$Linux_X86_64 LibreOffice_project/00m0$Build-2</meta:generator>
    <dc:title>DNA</dc:title>
    <dc:date>2018-10-27T15:01:32.671750300</dc:date>
    <meta:document-statistic meta:object-count="52"/>
    <meta:template xlink:type="simple" xlink:actuate="onRequest" xlink:title="DNA" xlink:href="../../../../usr/lib/libreoffice/share/template/common/presnt/DNA.otp" meta:date="2018-10-27T11:07:34.534791877"/>
  </office:meta>
</office:document-meta>
</file>